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49B09BFDB8C7FBE0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" svg:width="7.713in" svg:height="5.0669in" svg:x="0in" svg:y="0in"><draw:image xlink:href="Pictures/100000000000050000000349B09BFDB8C7FBE07B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5:54:44.496000000</meta:creation-date>
    <dc:date>2023-05-09T15:56:07.952000000</dc:date>
    <meta:editing-duration>PT1M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